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language="it" fo:country="IT" officeooo:rsid="0001e683" officeooo:paragraph-rsid="0001e683" style:font-size-asian="18pt" style:font-size-complex="18pt"/>
    </style:style>
    <style:style style:name="P2" style:family="paragraph" style:parent-style-name="Standard">
      <style:paragraph-properties fo:text-align="center" style:justify-single-word="false"/>
      <style:text-properties fo:font-size="18pt" fo:language="it" fo:country="IT" officeooo:rsid="0025c689" officeooo:paragraph-rsid="0025c689" style:font-size-asian="18pt" style:font-size-complex="18pt"/>
    </style:style>
    <style:style style:name="P3" style:family="paragraph" style:parent-style-name="Standard">
      <style:paragraph-properties fo:text-align="start" style:justify-single-word="false"/>
      <style:text-properties fo:font-size="18pt" fo:language="it" fo:country="IT" officeooo:rsid="00039ab1" officeooo:paragraph-rsid="00039ab1" style:font-size-asian="18pt" style:font-size-complex="18pt"/>
    </style:style>
    <style:style style:name="P4" style:family="paragraph" style:parent-style-name="Standard">
      <style:paragraph-properties fo:text-align="start" style:justify-single-word="false"/>
      <style:text-properties fo:font-size="18pt" fo:language="it" fo:country="IT" officeooo:rsid="00087f3b" officeooo:paragraph-rsid="00039ab1" style:font-size-asian="18pt" style:font-size-complex="18pt"/>
    </style:style>
    <style:style style:name="P5" style:family="paragraph" style:parent-style-name="Standard">
      <style:paragraph-properties fo:text-align="start" style:justify-single-word="false"/>
      <style:text-properties fo:font-size="18pt" fo:language="it" fo:country="IT" officeooo:rsid="000c30f6" officeooo:paragraph-rsid="000c30f6" style:font-size-asian="18pt" style:font-size-complex="18pt"/>
    </style:style>
    <style:style style:name="P6" style:family="paragraph" style:parent-style-name="Standard">
      <style:paragraph-properties fo:text-align="start" style:justify-single-word="false"/>
      <style:text-properties fo:font-size="18pt" fo:language="it" fo:country="IT" officeooo:rsid="000faeb4" officeooo:paragraph-rsid="000c30f6" style:font-size-asian="18pt" style:font-size-complex="18pt"/>
    </style:style>
    <style:style style:name="P7" style:family="paragraph" style:parent-style-name="Standard">
      <style:paragraph-properties fo:text-align="center" style:justify-single-word="false"/>
      <style:text-properties fo:font-size="18pt" fo:language="it" fo:country="IT" officeooo:rsid="0010d289" officeooo:paragraph-rsid="0010d289" style:font-size-asian="18pt" style:font-size-complex="18pt"/>
    </style:style>
    <style:style style:name="P8" style:family="paragraph" style:parent-style-name="Standard">
      <style:paragraph-properties fo:text-align="start" style:justify-single-word="false"/>
      <style:text-properties fo:font-size="18pt" fo:language="it" fo:country="IT" officeooo:rsid="0010d289" officeooo:paragraph-rsid="0010d289" style:font-size-asian="18pt" style:font-size-complex="18pt"/>
    </style:style>
    <style:style style:name="P9" style:family="paragraph" style:parent-style-name="Standard">
      <style:paragraph-properties fo:text-align="start" style:justify-single-word="false"/>
      <style:text-properties fo:font-size="18pt" fo:language="it" fo:country="IT" officeooo:rsid="002183c4" officeooo:paragraph-rsid="002183c4" style:font-size-asian="18pt" style:font-size-complex="18pt"/>
    </style:style>
    <style:style style:name="P10" style:family="paragraph" style:parent-style-name="Standard">
      <style:paragraph-properties fo:text-align="start" style:justify-single-word="false"/>
      <style:text-properties fo:font-size="18pt" fo:language="it" fo:country="IT" officeooo:rsid="00121c75" officeooo:paragraph-rsid="00121c75" style:font-size-asian="18pt" style:font-size-complex="18pt"/>
    </style:style>
    <style:style style:name="P11" style:family="paragraph" style:parent-style-name="Standard">
      <style:paragraph-properties fo:text-align="center" style:justify-single-word="false"/>
      <style:text-properties fo:font-size="18pt" fo:language="it" fo:country="IT" officeooo:rsid="000a4d10" officeooo:paragraph-rsid="000a4d10" style:font-size-asian="18pt" style:font-size-complex="18pt"/>
    </style:style>
    <style:style style:name="P12" style:family="paragraph" style:parent-style-name="Standard">
      <style:paragraph-properties fo:text-align="start" style:justify-single-word="false"/>
      <style:text-properties fo:font-size="18pt" fo:language="it" fo:country="IT" officeooo:rsid="0015a888" officeooo:paragraph-rsid="002b5526" style:font-size-asian="18pt" style:font-size-complex="18pt"/>
    </style:style>
    <style:style style:name="P13" style:family="paragraph" style:parent-style-name="Standard">
      <style:paragraph-properties fo:text-align="start" style:justify-single-word="false"/>
      <style:text-properties fo:font-size="18pt" fo:language="it" fo:country="IT" officeooo:rsid="0024a374" officeooo:paragraph-rsid="001f6075" style:font-size-asian="18pt" style:font-size-complex="18pt"/>
    </style:style>
    <style:style style:name="P14" style:family="paragraph" style:parent-style-name="Standard">
      <style:paragraph-properties fo:text-align="start" style:justify-single-word="false"/>
      <style:text-properties fo:font-size="18pt" fo:language="it" fo:country="IT" officeooo:rsid="00284ca3" officeooo:paragraph-rsid="00284ca3" style:font-size-asian="18pt" style:font-size-complex="18pt"/>
    </style:style>
    <style:style style:name="P15" style:family="paragraph" style:parent-style-name="Standard">
      <style:paragraph-properties fo:text-align="center" style:justify-single-word="false"/>
      <style:text-properties fo:font-size="22pt" fo:language="it" fo:country="IT" officeooo:rsid="0001e683" officeooo:paragraph-rsid="0001e683" style:font-size-asian="22pt" style:font-size-complex="22pt"/>
    </style:style>
    <style:style style:name="P16" style:family="paragraph" style:parent-style-name="Standard">
      <style:paragraph-properties fo:text-align="center" style:justify-single-word="false"/>
      <style:text-properties fo:font-size="22pt" fo:language="it" fo:country="IT" officeooo:rsid="0025c689" officeooo:paragraph-rsid="0025c689" style:font-size-asian="22pt" style:font-size-complex="22pt"/>
    </style:style>
    <style:style style:name="P17" style:family="paragraph" style:parent-style-name="Standard">
      <style:paragraph-properties fo:text-align="center" style:justify-single-word="false"/>
      <style:text-properties fo:font-size="20pt" fo:language="it" fo:country="IT" officeooo:rsid="00039ab1" officeooo:paragraph-rsid="00039ab1" style:font-size-asian="20pt" style:font-size-complex="20pt"/>
    </style:style>
    <style:style style:name="P18" style:family="paragraph" style:parent-style-name="Standard">
      <style:paragraph-properties fo:text-align="center" style:justify-single-word="false"/>
      <style:text-properties fo:font-size="20pt" fo:language="it" fo:country="IT" officeooo:rsid="000c30f6" officeooo:paragraph-rsid="000c30f6" style:font-size-asian="20pt" style:font-size-complex="20pt"/>
    </style:style>
    <style:style style:name="P19" style:family="paragraph" style:parent-style-name="Standard">
      <style:paragraph-properties fo:text-align="center" style:justify-single-word="false"/>
      <style:text-properties fo:font-size="20pt" fo:language="it" fo:country="IT" officeooo:rsid="0010d289" officeooo:paragraph-rsid="0010d289" style:font-size-asian="20pt" style:font-size-complex="20pt"/>
    </style:style>
    <style:style style:name="P20" style:family="paragraph" style:parent-style-name="Standard">
      <style:paragraph-properties fo:text-align="center" style:justify-single-word="false"/>
      <style:text-properties fo:font-size="20pt" fo:language="it" fo:country="IT" officeooo:rsid="000a4d10" officeooo:paragraph-rsid="000a4d10" style:font-size-asian="20pt" style:font-size-complex="20pt"/>
    </style:style>
    <style:style style:name="P21" style:family="paragraph" style:parent-style-name="Standard">
      <style:paragraph-properties fo:text-align="start" style:justify-single-word="false"/>
      <style:text-properties fo:font-size="20pt" fo:language="it" fo:country="IT" fo:font-weight="bold" officeooo:rsid="002b5526" officeooo:paragraph-rsid="002b5526" style:font-size-asian="17.5pt" style:font-weight-asian="bold" style:font-size-complex="20pt" style:font-weight-complex="bold"/>
    </style:style>
    <style:style style:name="P22" style:family="paragraph" style:parent-style-name="Standard">
      <style:paragraph-properties fo:text-align="start" style:justify-single-word="false"/>
      <style:text-properties fo:language="it" fo:country="IT" officeooo:rsid="00039ab1" officeooo:paragraph-rsid="00039ab1"/>
    </style:style>
    <style:style style:name="P23" style:family="paragraph" style:parent-style-name="Standard">
      <style:paragraph-properties fo:text-align="start" style:justify-single-word="false"/>
      <style:text-properties fo:language="it" fo:country="IT" officeooo:paragraph-rsid="002e2c02"/>
    </style:style>
    <style:style style:name="P24" style:family="paragraph" style:parent-style-name="Standard">
      <style:paragraph-properties fo:text-align="start" style:justify-single-word="false"/>
      <style:text-properties fo:language="it" fo:country="IT" officeooo:rsid="0010d289" officeooo:paragraph-rsid="00121c75"/>
    </style:style>
    <style:style style:name="P25" style:family="paragraph" style:parent-style-name="Standard">
      <style:paragraph-properties fo:text-align="start" style:justify-single-word="false"/>
      <style:text-properties fo:language="it" fo:country="IT" officeooo:rsid="000a4d10" officeooo:paragraph-rsid="002b5526"/>
    </style:style>
    <style:style style:name="P26" style:family="paragraph" style:parent-style-name="Standard">
      <style:paragraph-properties fo:text-align="start" style:justify-single-word="false"/>
      <style:text-properties fo:language="it" fo:country="IT" officeooo:rsid="000a4d10" officeooo:paragraph-rsid="00367e07"/>
    </style:style>
    <style:style style:name="P27" style:family="paragraph" style:parent-style-name="Standard">
      <style:paragraph-properties fo:text-align="center" style:justify-single-word="false"/>
      <style:text-properties fo:language="it" fo:country="IT" officeooo:rsid="00284ca3" officeooo:paragraph-rsid="00284ca3"/>
    </style:style>
    <style:style style:name="P28" style:family="paragraph" style:parent-style-name="Standard">
      <style:paragraph-properties fo:text-align="start" style:justify-single-word="false"/>
      <style:text-properties fo:language="it" fo:country="IT" officeooo:rsid="00284ca3" officeooo:paragraph-rsid="00284ca3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8pt" officeooo:rsid="0003a71f" style:font-size-asian="18pt" style:font-size-complex="18pt"/>
    </style:style>
    <style:style style:name="T3" style:family="text">
      <style:text-properties fo:font-size="18pt" officeooo:rsid="00055280" style:font-size-asian="18pt" style:font-size-complex="18pt"/>
    </style:style>
    <style:style style:name="T4" style:family="text">
      <style:text-properties fo:font-size="18pt" officeooo:rsid="00087f3b" style:font-size-asian="18pt" style:font-size-complex="18pt"/>
    </style:style>
    <style:style style:name="T5" style:family="text">
      <style:text-properties fo:font-size="18pt" officeooo:rsid="000a4d10" style:font-size-asian="18pt" style:font-size-complex="18pt"/>
    </style:style>
    <style:style style:name="T6" style:family="text">
      <style:text-properties fo:font-size="18pt" officeooo:rsid="000b63ed" style:font-size-asian="18pt" style:font-size-complex="18pt"/>
    </style:style>
    <style:style style:name="T7" style:family="text">
      <style:text-properties fo:font-size="18pt" officeooo:rsid="000c30f6" style:font-size-asian="18pt" style:font-size-complex="18pt"/>
    </style:style>
    <style:style style:name="T8" style:family="text">
      <style:text-properties fo:font-size="18pt" officeooo:rsid="000c810c" style:font-size-asian="18pt" style:font-size-complex="18pt"/>
    </style:style>
    <style:style style:name="T9" style:family="text">
      <style:text-properties fo:font-size="18pt" officeooo:rsid="000e208c" style:font-size-asian="18pt" style:font-size-complex="18pt"/>
    </style:style>
    <style:style style:name="T10" style:family="text">
      <style:text-properties fo:font-size="18pt" officeooo:rsid="000faeb4" style:font-size-asian="18pt" style:font-size-complex="18pt"/>
    </style:style>
    <style:style style:name="T11" style:family="text">
      <style:text-properties fo:font-size="18pt" officeooo:rsid="00121c75" style:font-size-asian="18pt" style:font-size-complex="18pt"/>
    </style:style>
    <style:style style:name="T12" style:family="text">
      <style:text-properties fo:font-size="18pt" officeooo:rsid="00144c81" style:font-size-asian="18pt" style:font-size-complex="18pt"/>
    </style:style>
    <style:style style:name="T13" style:family="text">
      <style:text-properties fo:font-size="18pt" officeooo:rsid="0015a888" style:font-size-asian="18pt" style:font-size-complex="18pt"/>
    </style:style>
    <style:style style:name="T14" style:family="text">
      <style:text-properties fo:font-size="18pt" officeooo:rsid="00167cb9" style:font-size-asian="18pt" style:font-size-complex="18pt"/>
    </style:style>
    <style:style style:name="T15" style:family="text">
      <style:text-properties fo:font-size="18pt" officeooo:rsid="0017014e" style:font-size-asian="18pt" style:font-size-complex="18pt"/>
    </style:style>
    <style:style style:name="T16" style:family="text">
      <style:text-properties fo:font-size="18pt" officeooo:rsid="0018050a" style:font-size-asian="18pt" style:font-size-complex="18pt"/>
    </style:style>
    <style:style style:name="T17" style:family="text">
      <style:text-properties fo:font-size="18pt" officeooo:rsid="00187846" style:font-size-asian="18pt" style:font-size-complex="18pt"/>
    </style:style>
    <style:style style:name="T18" style:family="text">
      <style:text-properties fo:font-size="18pt" officeooo:rsid="001982f6" style:font-size-asian="18pt" style:font-size-complex="18pt"/>
    </style:style>
    <style:style style:name="T19" style:family="text">
      <style:text-properties fo:font-size="18pt" officeooo:rsid="001a162a" style:font-size-asian="18pt" style:font-size-complex="18pt"/>
    </style:style>
    <style:style style:name="T20" style:family="text">
      <style:text-properties fo:font-size="18pt" officeooo:rsid="001ad707" style:font-size-asian="18pt" style:font-size-complex="18pt"/>
    </style:style>
    <style:style style:name="T21" style:family="text">
      <style:text-properties fo:font-size="18pt" officeooo:rsid="001cc43f" style:font-size-asian="18pt" style:font-size-complex="18pt"/>
    </style:style>
    <style:style style:name="T22" style:family="text">
      <style:text-properties fo:font-size="18pt" officeooo:rsid="001dac50" style:font-size-asian="18pt" style:font-size-complex="18pt"/>
    </style:style>
    <style:style style:name="T23" style:family="text">
      <style:text-properties fo:font-size="18pt" officeooo:rsid="001f6075" style:font-size-asian="18pt" style:font-size-complex="18pt"/>
    </style:style>
    <style:style style:name="T24" style:family="text">
      <style:text-properties fo:font-size="18pt" officeooo:rsid="002183c4" style:font-size-asian="18pt" style:font-size-complex="18pt"/>
    </style:style>
    <style:style style:name="T25" style:family="text">
      <style:text-properties fo:font-size="18pt" officeooo:rsid="00228847" style:font-size-asian="18pt" style:font-size-complex="18pt"/>
    </style:style>
    <style:style style:name="T26" style:family="text">
      <style:text-properties fo:font-size="18pt" officeooo:rsid="0024a374" style:font-size-asian="18pt" style:font-size-complex="18pt"/>
    </style:style>
    <style:style style:name="T27" style:family="text">
      <style:text-properties fo:font-size="18pt" officeooo:rsid="0026a1b3" style:font-size-asian="18pt" style:font-size-complex="18pt"/>
    </style:style>
    <style:style style:name="T28" style:family="text">
      <style:text-properties fo:font-size="18pt" officeooo:rsid="0029871d" style:font-size-asian="18pt" style:font-size-complex="18pt"/>
    </style:style>
    <style:style style:name="T29" style:family="text">
      <style:text-properties fo:font-size="18pt" officeooo:rsid="002b5526" style:font-size-asian="18pt" style:font-size-complex="18pt"/>
    </style:style>
    <style:style style:name="T30" style:family="text">
      <style:text-properties fo:font-size="18pt" officeooo:rsid="002c83be" style:font-size-asian="18pt" style:font-size-complex="18pt"/>
    </style:style>
    <style:style style:name="T31" style:family="text">
      <style:text-properties fo:font-size="18pt" officeooo:rsid="002de4f4" style:font-size-asian="18pt" style:font-size-complex="18pt"/>
    </style:style>
    <style:style style:name="T32" style:family="text">
      <style:text-properties fo:font-size="18pt" officeooo:rsid="002e2c02" style:font-size-asian="18pt" style:font-size-complex="18pt"/>
    </style:style>
    <style:style style:name="T33" style:family="text">
      <style:text-properties fo:font-size="18pt" officeooo:rsid="002f7352" style:font-size-asian="18pt" style:font-size-complex="18pt"/>
    </style:style>
    <style:style style:name="T34" style:family="text">
      <style:text-properties fo:font-size="18pt" officeooo:rsid="00309f2e" style:font-size-asian="18pt" style:font-size-complex="18pt"/>
    </style:style>
    <style:style style:name="T35" style:family="text">
      <style:text-properties fo:font-size="18pt" officeooo:rsid="00367e07" style:font-size-asian="18pt" style:font-size-complex="18pt"/>
    </style:style>
    <style:style style:name="T36" style:family="text">
      <style:text-properties fo:font-size="18pt" officeooo:rsid="003bd8b2" style:font-size-asian="18pt" style:font-size-complex="18pt"/>
    </style:style>
    <style:style style:name="T37" style:family="text">
      <style:text-properties officeooo:rsid="00228847"/>
    </style:style>
    <style:style style:name="T38" style:family="text">
      <style:text-properties officeooo:rsid="00087f3b"/>
    </style:style>
    <style:style style:name="T39" style:family="text">
      <style:text-properties officeooo:rsid="000faeb4"/>
    </style:style>
    <style:style style:name="T40" style:family="text">
      <style:text-properties officeooo:rsid="00367e07"/>
    </style:style>
    <style:style style:name="T41" style:family="text">
      <style:text-properties officeooo:rsid="003bd8b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LAZIONE DI TIROCINIO CURRICULARE</text:p>
      <text:p text:style-name="P1"/>
      <text:p text:style-name="P1"/>
      <text:p text:style-name="P15">Gianni Savini</text:p>
      <text:p text:style-name="P15"/>
      <text:p text:style-name="P15">731806</text:p>
      <text:p text:style-name="P15"/>
      <text:p text:style-name="P15">Tutor Didattico: Alessandro Ricci</text:p>
      <text:p text:style-name="P15"/>
      <text:p text:style-name="P15">Tirocinio interno</text:p>
      <text:p text:style-name="P1"/>
      <text:p text:style-name="P2"/>
      <text:p text:style-name="P2">Ente</text:p>
      <text:p text:style-name="P2"/>
      <text:p text:style-name="P16">DIPARTIMENTO DI INGEGNERIA E SCIENZE INFORMATICHE</text:p>
      <text:p text:style-name="P2"/>
      <text:p text:style-name="P2"/>
      <text:p text:style-name="P2">UTILIZZO DELLA PIATTAFORMA DOCKER NEL SISTEMA TRAUMA TRACKER</text:p>
      <text:p text:style-name="P2"/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7"><text:soft-page-break/>INTRODUZIONE</text:p>
      <text:p text:style-name="P3"/>
      <text:p text:style-name="P22"><text:span text:style-name="T1">Il tirocinio ha avuto inizio </text:span><text:span text:style-name="T2">il </text:span><text:span text:style-name="T5">18/04/</text:span><text:span text:style-name="T2">2018 ed ha avuto termine il 20/02/201</text:span><text:span text:style-name="T5">9</text:span><text:span text:style-name="T2">. L’attività si è svolta in parte individualmente, ed in parte il PS lab presso la sede di ingegneria e scienze informatiche con Alessandro Ricci come tutor didattico. </text:span><text:span text:style-name="T5">Prima di iniziare </text:span><text:span text:style-name="T3">si è concordato con il professore il tema del tirocinio: </text:span><text:span text:style-name="T4">capire come e se fosse possibile implementare un sistema come trauma tracker su Docker.</text:span></text:p>
      <text:p text:style-name="P4"/>
      <text:p text:style-name="P18"><text:span text:style-name="T38">D</text:span>OCKER</text:p>
      <text:p text:style-name="P5"/>
      <text:p text:style-name="P23"><text:span text:style-name="T7">Docker è </text:span><text:span text:style-name="T25">un progetto open source </text:span><text:span text:style-name="T10">rilasciato nel 2013 da dotCloud, azienda che ha creato Docker </text:span><text:span text:style-name="T25">(</text:span><text:span text:style-name="T10">rinominata come l’omonima tecnologia nell’ottobre 2013</text:span><text:span text:style-name="T25">)</text:span><text:span text:style-name="T10">. </text:span><text:span text:style-name="T25">Si tratta di una </text:span><text:span text:style-name="T8">tecnologia di </text:span><text:span text:style-name="T10">virtualizzazione a livello di sistema operativo, o basata su container, che sfrutta le chiamate di sistema del ker</text:span><text:span text:style-name="T24">nel</text:span><text:span text:style-name="T10"> Linux. </text:span><text:span text:style-name="T32">L’applicazi</text:span><text:span text:style-name="T36">o</text:span><text:span text:style-name="T32">ne in esecuzione nel container è definita in un file immagine chiamato Dockerfile</text:span><text:span text:style-name="T10">. </text:span><text:span text:style-name="T32">Un Immagine </text:span><text:span text:style-name="T10">è la base di un container Docker e contiene tutte le istruzioni che faranno nascere il container (ad esempio da dove deve partire, le dipendenze e i pacchetti, le configurazioni</text:span><text:span text:style-name="T32">), mentre u</text:span><text:span text:style-name="T10">n container è </text:span><text:span text:style-name="T33">l’immagine in esecuzione, o meglio, </text:span><text:span text:style-name="T10">uno spazio isolato in cui viene eseguita un applicazione/servizio in modo indipendente rispetto ad altri servizi in esecuzione.</text:span></text:p>
      <text:p text:style-name="P6"/>
      <text:p text:style-name="P19"><text:span text:style-name="T39">S</text:span>TRUMENTI UTILIZZATI</text:p>
      <text:p text:style-name="P7"/>
      <text:p text:style-name="P8">Sistema operativo Linux – Docker può essere eseguito su si<text:span text:style-name="T41">s</text:span>temi operativi kernel <text:span text:style-name="T41">L</text:span>inux, è stato quindi necessario lavorare in ambienti Linux.</text:p>
      <text:p text:style-name="P8"/>
      <text:p text:style-name="P9"><text:soft-page-break/>Docker: Strumento centrale nel corso del tirocinio, <text:span text:style-name="T37">è la piattaforma che permette di creare ed eseguire applicazioni in container.</text:span></text:p>
      <text:p text:style-name="P8"/>
      <text:p text:style-name="P8">Docker for windows – Grazie a questo tool è possibile eseguire un <text:s/>sistema basato su Docker anche su sistemi che abbiano Windows come sistema operativo. Questo strumento è stato utilizzato solo per piccole prove per verificare la funzionalità di Docker su più sistemi.</text:p>
      <text:p text:style-name="P8"/>
      <text:p text:style-name="P8">Shell linux – I comandi per gestire i container vengono lanciati da shell, con eventuali flag per specificare i parametri utili ad un corretto funzionamento del servizio che si vuole adoperare.</text:p>
      <text:p text:style-name="P8"/>
      <text:p text:style-name="P24"><text:span text:style-name="T1">Portainer – Portainer è un progetto </text:span><text:span text:style-name="T36">open source</text:span><text:span text:style-name="T1"> disponibile su DockerHub, che sfrutta la tecnologia a container di Docker. In pratica è un servizio incapsulato in un container che permette di avere un’interfaccia grafica per la gestione de</text:span><text:span text:style-name="T11">lla piattaforma </text:span><text:span text:style-name="T1">Docker. </text:span><text:span text:style-name="T11">Tramite questa GUI è possibile avviare container, fermarli, e controllare quali s</text:span><text:span text:style-name="T35">iano</text:span><text:span text:style-name="T11"> in esecuzione o meno, scaricare progetti da DockerHub e molto altro.</text:span></text:p>
      <text:p text:style-name="P10"/>
      <text:p text:style-name="P10">DockerHub – E’ la piattaforma in cui sono disponibili miglia<text:span text:style-name="T40">ia</text:span> di progetti open source di Docker .</text:p>
      <text:p text:style-name="P4"/>
      <text:p text:style-name="P20"><text:span text:style-name="T38">A</text:span>TTIVITÀ</text:p>
      <text:p text:style-name="P11"/>
      <text:p text:style-name="P25"><text:span text:style-name="T1">L’attività svolta è stata divisa in più parti:</text:span><text:span text:style-name="T29"> una parte iniziale, </text:span><text:span text:style-name="T35">in cui </text:span><text:span text:style-name="T6">mi sono documento su </text:span><text:span text:style-name="T29">Docker </text:span><text:span text:style-name="T7">e sul funzi</text:span><text:span text:style-name="T35">ona</text:span><text:span text:style-name="T7">mento dei container </text:span><text:span text:style-name="T29">con semplici prove, ed una second</text:span><text:span text:style-name="T34">a</text:span><text:span text:style-name="T29"> parte dedicata allo studio di come e <text:s/>se fosse possibile adoperare tale tecnologia su una parte di sistema del Trauma Tra</text:span><text:span text:style-name="T34">ck</text:span><text:span text:style-name="T29">er.</text:span><text:span text:style-name="T7"> </text:span></text:p>
      <text:p text:style-name="P21"/>
      <text:p text:style-name="P21"/>
      <text:p text:style-name="P21"><text:soft-page-break/>Prima parte</text:p>
      <text:p text:style-name="P26"><text:span text:style-name="T29">Nel</text:span><text:span text:style-name="T1">la parte iniziale </text:span><text:span text:style-name="T6">mi sono documento su </text:span><text:span text:style-name="T1">Docker </text:span><text:span text:style-name="T7">e sul funzi</text:span><text:span text:style-name="T35">ona</text:span><text:span text:style-name="T7">mento dei container, cercando in rete su fonti ufficiali (documentazioni ufficiali di Docker), articoli che trattavano l’argomento, e forum con esempi pratici del funzionamento della tecnologia. </text:span><text:span text:style-name="T9">Dopo aver visionato alcuni tutorial e siti di documentazione, ho provveduto con l’installazione del software Docker per cominciare a fare qualche prova pratica sull’argomento. In seguito all’installazione si è verificato il funzionamento del software </text:span><text:span text:style-name="T10">eseguendo</text:span><text:span text:style-name="T9"> </text:span><text:span text:style-name="T30">alcuni immagini di applicazioni già pronte, </text:span><text:span text:style-name="T9">disponibil</text:span><text:span text:style-name="T35">i</text:span><text:span text:style-name="T9"> su DockerHub (una piattaforma simile a github in cui sono contenuti progetti </text:span><text:span text:style-name="T35">open source</text:span><text:span text:style-name="T9"> basati sull’om</text:span><text:span text:style-name="T36">o</text:span><text:span text:style-name="T9">nima tecnologia)</text:span><text:span text:style-name="T10">. </text:span><text:span text:style-name="T12">Ho proseguito nei giorni successivi </text:span><text:span text:style-name="T13">cercando </text:span><text:span text:style-name="T30">ulteri</text:span><text:span text:style-name="T35">o</text:span><text:span text:style-name="T30">ri </text:span><text:span text:style-name="T13">esempi pratici di utilizzo di Docker </text:span><text:span text:style-name="T12">su DockerHub, GitHub, </text:span><text:span text:style-name="T13">e alcuni forum, esegu</text:span><text:span text:style-name="T18">e</text:span><text:span text:style-name="T13">ndo anche alcune prove. </text:span></text:p>
      <text:p text:style-name="P12"/>
      <text:p text:style-name="P21">Seconda parte</text:p>
      <text:p text:style-name="P25"><text:span text:style-name="T14">Dopo aver speso qualche giornata per comprendere Docker, ho concordato con il professor Ricci di continuare ad analizzare questa tec</text:span><text:span text:style-name="T36">no</text:span><text:span text:style-name="T14">logia per valutarne un <text:s/>possibile utilizzo per </text:span><text:span text:style-name="T15">una parte di </text:span><text:span text:style-name="T14">sistema Trauma Tracker. </text:span><text:span text:style-name="T15">Il sistema Trauma Tracker, o meglio la parte dello stesso che si vuole “Dockerizzare”, è eseguito su macchina virtuale Linux Ubuntu LTS 14.0.x (quindi è possibile eseguire Docker in quanto </text:span><text:span text:style-name="T16">è Linux Kernel) e </text:span><text:span text:style-name="T17">che utilizza servizi/applicazioni come la JVM, la libreria Vert.X, Mongodb, Nodejs e Angular;</text:span><text:span text:style-name="T18"> s</text:span><text:span text:style-name="T17">u DockerHub sono presenti immagini già pronte per ognuno di questi servizi. </text:span><text:span text:style-name="T18">Ogni servizio, come già detto in precedenza, </text:span><text:span text:style-name="T34">dovrebbe essere </text:span><text:span text:style-name="T18">eseguito in un container isolato, e quindi l’esecuzione di uno non deve interferire con gli altri, ma c’è modo di far comunicare i container fra di loro creando un sistema pi</text:span><text:span text:style-name="T19">ù</text:span><text:span text:style-name="T18"> complesso che </text:span><text:span text:style-name="T19">mette in comunicazione più container con i relativi microservizi</text:span><text:span text:style-name="T18">. Per fare ciò esiste il tool docker-compose. “</text:span><text:span text:style-name="T19">d</text:span><text:span text:style-name="T18">ocker-compose” è una funzionalità di Docker che permette di </text:span><text:soft-page-break/><text:span text:style-name="T19">avviare un applicazione composta da più servizi, </text:span><text:span text:style-name="T20">ognuno contenuto nel relativo container, facendo comunicare i container fra di loro</text:span><text:span text:style-name="T18">. </text:span><text:span text:style-name="T21">Una volta trovat</text:span><text:span text:style-name="T33">o</text:span><text:span text:style-name="T21"> quest</text:span><text:span text:style-name="T33">o strumento</text:span><text:span text:style-name="T21">, ho cercato documentazione al riguardo e alcuni esempi da seguire come guida. Questo ha richiesto più tempo del previsto ed ho quindi continuato </text:span><text:span text:style-name="T31">ad approfondire ne</text:span><text:span text:style-name="T21">i giorni </text:span><text:span text:style-name="T31">seguenti </text:span><text:span text:style-name="T22">come mettere in comunicazione i vari microservizi tra loro, </text:span><text:span text:style-name="T27">consultando </text:span><text:span text:style-name="T22">per lo più documentazioni di progetti che offrivano applicazioni con più servizi, </text:span><text:span text:style-name="T23">ed </text:span><text:span text:style-name="T27">seguendo </text:span><text:span text:style-name="T23">qualche tutorial.</text:span></text:p>
      <text:p text:style-name="P13"/>
      <text:p text:style-name="P27"><text:span text:style-name="T26">C</text:span><text:span text:style-name="T1">ONCLUSIONI</text:span></text:p>
      <text:p text:style-name="P14"/>
      <text:p text:style-name="P28"><text:span text:style-name="T28">Esordisco dicendo che sono soddisfatto del </text:span><text:span text:style-name="T1">tirocinio. </text:span><text:span text:style-name="T30">In questa breve esperienza </text:span><text:span text:style-name="T1">ho imparato ad utilizzare una tecnologia emergente </text:span><text:span text:style-name="T28">che non ero riuscito a visionare durante il mio corso di studi, </text:span><text:span text:style-name="T30">anche se infine non</text:span><text:span text:style-name="T29"> sono riuscito a creare un servizio multicontainer </text:span><text:span text:style-name="T30">che offrisse le stesse funzionalità del sistema di Trauma Tracker; </text:span><text:span text:style-name="T31">tuttavia ritengo possibile un utilizzo di Docker per incapsulare l’applicativo Trauma Tracker in un sistema a più container</text:span><text:span text:style-name="T30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8T09:18:26.354133765</meta:creation-date>
    <dc:date>2019-02-19T14:54:44.383314423</dc:date>
    <meta:editing-duration>PT3H13M15S</meta:editing-duration>
    <meta:editing-cycles>21</meta:editing-cycles>
    <meta:generator>LibreOffice/5.4.5.1$Linux_X86_64 LibreOffice_project/40m0$Build-1</meta:generator>
    <meta:document-statistic meta:table-count="0" meta:image-count="0" meta:object-count="0" meta:page-count="5" meta:paragraph-count="27" meta:word-count="886" meta:character-count="5895" meta:non-whitespace-character-count="5026"/>
  </office:meta>
</office:document-meta>
</file>